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2.8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147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 table:style-name="Default" table:number-columns-repeated="9"/>
        </table:table-row>
        <table:table-row table:style-name="ro2">
          <table:table-cell table:style-name="ce1" office:value-type="string" table:number-columns-spanned="9" table:number-rows-spanned="1">
            <text:p>자료 사전</text:p>
          </table:table-cell>
          <table:covered-table-cell table:number-columns-repeated="8" table:style-name="ce5"/>
        </table:table-row>
        <table:table-row table:style-name="ro1">
          <table:table-cell table:style-name="ce2" office:value-type="string">
            <text:p>프로젝트명</text:p>
          </table:table-cell>
          <table:table-cell table:style-name="ce6" table:number-columns-spanned="2" table:number-rows-spanned="1"/>
          <table:covered-table-cell table:style-name="ce6"/>
          <table:table-cell table:style-name="ce2" office:value-type="string">
            <text:p>작성일</text:p>
          </table:table-cell>
          <table:table-cell table:style-name="ce7" office:value-type="date" office:date-value="2018-03-08" table:number-columns-spanned="2" table:number-rows-spanned="1">
            <text:p>18-03-08</text:p>
          </table:table-cell>
          <table:covered-table-cell table:style-name="ce6"/>
          <table:table-cell table:style-name="ce2" office:value-type="string">
            <text:p>작성자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 table:style-name="Default" table:number-columns-repeated="9"/>
        </table:table-row>
        <table:table-row table:style-name="ro3">
          <table:table-cell table:style-name="ce3" office:value-type="string">
            <text:p>주제영역</text:p>
            <text:p>(1 level)</text:p>
          </table:table-cell>
          <table:table-cell table:style-name="ce3" office:value-type="string">
            <text:p>주제영역</text:p>
            <text:p>(2 level)</text:p>
          </table:table-cell>
          <table:table-cell table:style-name="ce3" office:value-type="string">
            <text:p>Data ID</text:p>
          </table:table-cell>
          <table:table-cell table:style-name="ce3" office:value-type="string">
            <text:p>Data 명</text:p>
          </table:table-cell>
          <table:table-cell table:style-name="ce3" office:value-type="string">
            <text:p>Data 영문</text:p>
          </table:table-cell>
          <table:table-cell table:style-name="ce3" office:value-type="string">
            <text:p>도메인 명</text:p>
          </table:table-cell>
          <table:table-cell table:style-name="ce3" office:value-type="string">
            <text:p>데이터 유형</text:p>
          </table:table-cell>
          <table:table-cell table:style-name="ce3" office:value-type="string">
            <text:p>데이터 길이 </text:p>
          </table:table-cell>
          <table:table-cell table:style-name="ce3" office:value-type="string">
            <text:p>담당자</text:p>
          </table:table-cell>
        </table:table-row>
        <table:table-row table:style-name="ro1">
          <table:table-cell office:value-type="string" table:number-columns-spanned="1" table:number-rows-spanned="10">
            <text:p>회원가입</text:p>
          </table:table-cell>
          <table:table-cell office:value-type="string" table:number-columns-spanned="1" table:number-rows-spanned="3">
            <text:p>회원</text:p>
          </table:table-cell>
          <table:table-cell office:value-type="string">
            <text:p>DTA001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table-cell office:value-type="string" table:number-columns-spanned="1" table:number-rows-spanned="53">
            <text:p>김태형</text:p>
            <text:p>권근영</text:p>
          </table:table-cell>
        </table:table-row>
        <table:table-row table:style-name="ro1">
          <table:covered-table-cell table:number-columns-repeated="2"/>
          <table:table-cell office:value-type="string">
            <text:p>DTA002</text:p>
          </table:table-cell>
          <table:table-cell office:value-type="string">
            <text:p>아이디</text:p>
          </table:table-cell>
          <table:table-cell office:value-type="string">
            <text:p>m_id</text:p>
          </table:table-cell>
          <table:table-cell office:value-type="string">
            <text:p>아이디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3</text:p>
          </table:table-cell>
          <table:table-cell office:value-type="string">
            <text:p>회원구분</text:p>
          </table:table-cell>
          <table:table-cell office:value-type="string">
            <text:p>m_group</text:p>
          </table:table-cell>
          <table:table-cell office:value-type="string">
            <text:p>회원구분</text:p>
          </table:table-cell>
          <table:table-cell office:value-type="string">
            <text:p>number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7">
            <text:p>회원상세</text:p>
          </table:table-cell>
          <table:table-cell office:value-type="string">
            <text:p>DTA004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5</text:p>
          </table:table-cell>
          <table:table-cell office:value-type="string">
            <text:p>비밀번호</text:p>
          </table:table-cell>
          <table:table-cell office:value-type="string">
            <text:p>m_pw</text:p>
          </table:table-cell>
          <table:table-cell office:value-type="string">
            <text:p>비밀번호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6</text:p>
          </table:table-cell>
          <table:table-cell office:value-type="string">
            <text:p>이름</text:p>
          </table:table-cell>
          <table:table-cell office:value-type="string">
            <text:p>m_name</text:p>
          </table:table-cell>
          <table:table-cell office:value-type="string">
            <text:p>이름</text:p>
          </table:table-cell>
          <table:table-cell office:value-type="string">
            <text:p>varchar2</text:p>
          </table:table-cell>
          <table:table-cell office:value-type="float" office:value="60">
            <text:p>6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7</text:p>
          </table:table-cell>
          <table:table-cell office:value-type="string">
            <text:p>전화번호</text:p>
          </table:table-cell>
          <table:table-cell office:value-type="string">
            <text:p>m_phone</text:p>
          </table:table-cell>
          <table:table-cell office:value-type="string">
            <text:p>전화번호</text:p>
          </table:table-cell>
          <table:table-cell office:value-type="string">
            <text:p>varchar2</text:p>
          </table:table-cell>
          <table:table-cell office:value-type="float" office:value="30">
            <text:p>3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8</text:p>
          </table:table-cell>
          <table:table-cell office:value-type="string">
            <text:p>이메일</text:p>
          </table:table-cell>
          <table:table-cell office:value-type="string">
            <text:p>m_email</text:p>
          </table:table-cell>
          <table:table-cell office:value-type="string">
            <text:p>이메일</text:p>
          </table:table-cell>
          <table:table-cell office:value-type="string">
            <text:p>varchar2</text:p>
          </table:table-cell>
          <table:table-cell office:value-type="float" office:value="100">
            <text:p>10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09</text:p>
          </table:table-cell>
          <table:table-cell office:value-type="string">
            <text:p>주소</text:p>
          </table:table-cell>
          <table:table-cell office:value-type="string">
            <text:p>m_address</text:p>
          </table:table-cell>
          <table:table-cell office:value-type="string">
            <text:p>주소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0</text:p>
          </table:table-cell>
          <table:table-cell office:value-type="string">
            <text:p>가입일</text:p>
          </table:table-cell>
          <table:table-cell office:value-type="string">
            <text:p>m_regdate</text:p>
          </table:table-cell>
          <table:table-cell office:value-type="string">
            <text:p>가입일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table-cell office:value-type="string" table:number-columns-spanned="1" table:number-rows-spanned="20">
            <text:p>상세보기</text:p>
          </table:table-cell>
          <table:table-cell office:value-type="string" table:number-columns-spanned="1" table:number-rows-spanned="11">
            <text:p>학원정보</text:p>
          </table:table-cell>
          <table:table-cell office:value-type="string">
            <text:p>DTA011</text:p>
          </table:table-cell>
          <table:table-cell office:value-type="string">
            <text:p>학원번호</text:p>
          </table:table-cell>
          <table:table-cell office:value-type="string">
            <text:p>a_num</text:p>
          </table:table-cell>
          <table:table-cell office:value-type="string">
            <text:p>학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2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3</text:p>
          </table:table-cell>
          <table:table-cell office:value-type="string">
            <text:p>학원이름</text:p>
          </table:table-cell>
          <table:table-cell office:value-type="string">
            <text:p>a_name</text:p>
          </table:table-cell>
          <table:table-cell office:value-type="string">
            <text:p>학원이름</text:p>
          </table:table-cell>
          <table:table-cell office:value-type="string">
            <text:p>varchar2</text:p>
          </table:table-cell>
          <table:table-cell office:value-type="float" office:value="30">
            <text:p>3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4</text:p>
          </table:table-cell>
          <table:table-cell office:value-type="string">
            <text:p>위치</text:p>
          </table:table-cell>
          <table:table-cell office:value-type="string">
            <text:p>a_location</text:p>
          </table:table-cell>
          <table:table-cell office:value-type="string">
            <text:p>위치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5</text:p>
          </table:table-cell>
          <table:table-cell office:value-type="string">
            <text:p>전화번호</text:p>
          </table:table-cell>
          <table:table-cell office:value-type="string">
            <text:p>a_phone</text:p>
          </table:table-cell>
          <table:table-cell office:value-type="string">
            <text:p>전화번호</text:p>
          </table:table-cell>
          <table:table-cell office:value-type="string">
            <text:p>varchar2</text:p>
          </table:table-cell>
          <table:table-cell office:value-type="float" office:value="30">
            <text:p>3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6</text:p>
          </table:table-cell>
          <table:table-cell office:value-type="string">
            <text:p>학원소개</text:p>
          </table:table-cell>
          <table:table-cell office:value-type="string">
            <text:p>a_content</text:p>
          </table:table-cell>
          <table:table-cell office:value-type="string">
            <text:p>학원소개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17</text:p>
          </table:table-cell>
          <table:table-cell office:value-type="string">
            <text:p>좋아요</text:p>
          </table:table-cell>
          <table:table-cell office:value-type="string">
            <text:p>a_good</text:p>
          </table:table-cell>
          <table:table-cell office:value-type="string">
            <text:p>좋아요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18</text:p>
          </table:table-cell>
          <table:table-cell office:value-type="string">
            <text:p>입력일</text:p>
          </table:table-cell>
          <table:table-cell office:value-type="string">
            <text:p>a_regdate</text:p>
          </table:table-cell>
          <table:table-cell office:value-type="string">
            <text:p>입력일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19</text:p>
          </table:table-cell>
          <table:table-cell office:value-type="string">
            <text:p>쿠폰 번호</text:p>
          </table:table-cell>
          <table:table-cell office:value-type="string">
            <text:p>cp_num</text:p>
          </table:table-cell>
          <table:table-cell office:value-type="string">
            <text:p>쿠폰 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0</text:p>
          </table:table-cell>
          <table:table-cell office:value-type="string">
            <text:p>학원로고</text:p>
          </table:table-cell>
          <table:table-cell office:value-type="string">
            <text:p>a_logo</text:p>
          </table:table-cell>
          <table:table-cell office:value-type="string">
            <text:p>학원로고</text:p>
          </table:table-cell>
          <table:table-cell office:value-type="string">
            <text:p>varchar2</text:p>
          </table:table-cell>
          <table:table-cell office:value-type="float" office:value="150">
            <text:p>15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1</text:p>
          </table:table-cell>
          <table:table-cell office:value-type="string">
            <text:p>로고파일</text:p>
          </table:table-cell>
          <table:table-cell office:value-type="string">
            <text:p>uploadfile</text:p>
          </table:table-cell>
          <table:table-cell office:value-type="string">
            <text:p>로고파일</text:p>
          </table:table-cell>
          <table:table-cell office:value-type="string">
            <text:p>blob</text:p>
          </table:table-cell>
          <table:table-cell/>
          <table:covered-table-cell/>
        </table:table-row>
        <table:table-row table:style-name="ro1">
          <table:covered-table-cell/>
          <table:table-cell office:value-type="string" table:number-columns-spanned="1" table:number-rows-spanned="9">
            <text:p>강사진</text:p>
          </table:table-cell>
          <table:table-cell office:value-type="string">
            <text:p>DTA022</text:p>
          </table:table-cell>
          <table:table-cell office:value-type="string">
            <text:p>강사번호</text:p>
          </table:table-cell>
          <table:table-cell office:value-type="string">
            <text:p>t_num</text:p>
          </table:table-cell>
          <table:table-cell office:value-type="string">
            <text:p>강사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3</text:p>
          </table:table-cell>
          <table:table-cell office:value-type="string">
            <text:p>학원번호</text:p>
          </table:table-cell>
          <table:table-cell office:value-type="string">
            <text:p>a_num</text:p>
          </table:table-cell>
          <table:table-cell office:value-type="string">
            <text:p>학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4</text:p>
          </table:table-cell>
          <table:table-cell office:value-type="string">
            <text:p>강사이름</text:p>
          </table:table-cell>
          <table:table-cell office:value-type="string">
            <text:p>t_name</text:p>
          </table:table-cell>
          <table:table-cell office:value-type="string">
            <text:p>강사이름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5</text:p>
          </table:table-cell>
          <table:table-cell office:value-type="string">
            <text:p>강사소개</text:p>
          </table:table-cell>
          <table:table-cell office:value-type="string">
            <text:p>t_content</text:p>
          </table:table-cell>
          <table:table-cell office:value-type="string">
            <text:p>강사소개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26</text:p>
          </table:table-cell>
          <table:table-cell office:value-type="string">
            <text:p>이력</text:p>
          </table:table-cell>
          <table:table-cell office:value-type="string">
            <text:p>t_record</text:p>
          </table:table-cell>
          <table:table-cell office:value-type="string">
            <text:p>이력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27</text:p>
          </table:table-cell>
          <table:table-cell office:value-type="string">
            <text:p>미리보기</text:p>
          </table:table-cell>
          <table:table-cell office:value-type="string">
            <text:p>t_preview</text:p>
          </table:table-cell>
          <table:table-cell office:value-type="string">
            <text:p>미리보기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8</text:p>
          </table:table-cell>
          <table:table-cell office:value-type="string">
            <text:p>좋아요</text:p>
          </table:table-cell>
          <table:table-cell office:value-type="string">
            <text:p>t_good</text:p>
          </table:table-cell>
          <table:table-cell office:value-type="string">
            <text:p>좋아요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29</text:p>
          </table:table-cell>
          <table:table-cell office:value-type="string">
            <text:p>강사사진</text:p>
          </table:table-cell>
          <table:table-cell office:value-type="string">
            <text:p>t_image</text:p>
          </table:table-cell>
          <table:table-cell office:value-type="string">
            <text:p>강사사진</text:p>
          </table:table-cell>
          <table:table-cell office:value-type="string">
            <text:p>varchar2</text:p>
          </table:table-cell>
          <table:table-cell office:value-type="float" office:value="150">
            <text:p>15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0</text:p>
          </table:table-cell>
          <table:table-cell office:value-type="string">
            <text:p>사진파일</text:p>
          </table:table-cell>
          <table:table-cell office:value-type="string">
            <text:p>uploadfile</text:p>
          </table:table-cell>
          <table:table-cell office:value-type="string">
            <text:p>사진파일</text:p>
          </table:table-cell>
          <table:table-cell office:value-type="string">
            <text:p>blob</text:p>
          </table:table-cell>
          <table:table-cell/>
          <table:covered-table-cell/>
        </table:table-row>
        <table:table-row table:style-name="ro1">
          <table:table-cell office:value-type="string" table:number-columns-spanned="1" table:number-rows-spanned="19">
            <text:p>강의</text:p>
          </table:table-cell>
          <table:table-cell office:value-type="string" table:number-columns-spanned="1" table:number-rows-spanned="12">
            <text:p>강의정보</text:p>
          </table:table-cell>
          <table:table-cell office:value-type="string">
            <text:p>DTA031</text:p>
          </table:table-cell>
          <table:table-cell office:value-type="string">
            <text:p>강의번호</text:p>
          </table:table-cell>
          <table:table-cell office:value-type="string">
            <text:p>c_num</text:p>
          </table:table-cell>
          <table:table-cell office:value-type="string">
            <text:p>강의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2</text:p>
          </table:table-cell>
          <table:table-cell office:value-type="string">
            <text:p>강사번호</text:p>
          </table:table-cell>
          <table:table-cell office:value-type="string">
            <text:p>t_num</text:p>
          </table:table-cell>
          <table:table-cell office:value-type="string">
            <text:p>강사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3</text:p>
          </table:table-cell>
          <table:table-cell office:value-type="string">
            <text:p>학원번호</text:p>
          </table:table-cell>
          <table:table-cell office:value-type="string">
            <text:p>a_num</text:p>
          </table:table-cell>
          <table:table-cell office:value-type="string">
            <text:p>학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4</text:p>
          </table:table-cell>
          <table:table-cell office:value-type="string">
            <text:p>카테고리</text:p>
          </table:table-cell>
          <table:table-cell office:value-type="string">
            <text:p>c_category</text:p>
          </table:table-cell>
          <table:table-cell office:value-type="string">
            <text:p>카테고리</text:p>
          </table:table-cell>
          <table:table-cell office:value-type="string">
            <text:p>varchar2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5</text:p>
          </table:table-cell>
          <table:table-cell office:value-type="string">
            <text:p>강의명</text:p>
          </table:table-cell>
          <table:table-cell office:value-type="string">
            <text:p>c_name</text:p>
          </table:table-cell>
          <table:table-cell office:value-type="string">
            <text:p>강의명</text:p>
          </table:table-cell>
          <table:table-cell office:value-type="string">
            <text:p>varchar2</text:p>
          </table:table-cell>
          <table:table-cell office:value-type="float" office:value="30">
            <text:p>3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6</text:p>
          </table:table-cell>
          <table:table-cell office:value-type="string">
            <text:p>강의소개</text:p>
          </table:table-cell>
          <table:table-cell office:value-type="string">
            <text:p>c_content</text:p>
          </table:table-cell>
          <table:table-cell office:value-type="string">
            <text:p>강의소개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37</text:p>
          </table:table-cell>
          <table:table-cell office:value-type="string">
            <text:p>현재인원</text:p>
          </table:table-cell>
          <table:table-cell office:value-type="string">
            <text:p>c_count</text:p>
          </table:table-cell>
          <table:table-cell office:value-type="string">
            <text:p>현재인원</text:p>
          </table:table-cell>
          <table:table-cell office:value-type="string">
            <text:p>number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8</text:p>
          </table:table-cell>
          <table:table-cell office:value-type="string">
            <text:p>최대인원</text:p>
          </table:table-cell>
          <table:table-cell office:value-type="string">
            <text:p>c_max_count</text:p>
          </table:table-cell>
          <table:table-cell office:value-type="string">
            <text:p>최대인원</text:p>
          </table:table-cell>
          <table:table-cell office:value-type="string">
            <text:p>number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39</text:p>
          </table:table-cell>
          <table:table-cell office:value-type="string">
            <text:p>개강날짜</text:p>
          </table:table-cell>
          <table:table-cell office:value-type="string">
            <text:p>c_start</text:p>
          </table:table-cell>
          <table:table-cell office:value-type="string">
            <text:p>개강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40</text:p>
          </table:table-cell>
          <table:table-cell office:value-type="string">
            <text:p>종강날짜</text:p>
          </table:table-cell>
          <table:table-cell office:value-type="string">
            <text:p>c_end</text:p>
          </table:table-cell>
          <table:table-cell office:value-type="string">
            <text:p>종강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41</text:p>
          </table:table-cell>
          <table:table-cell office:value-type="string">
            <text:p>수강료</text:p>
          </table:table-cell>
          <table:table-cell office:value-type="string">
            <text:p>c_tuition</text:p>
          </table:table-cell>
          <table:table-cell office:value-type="string">
            <text:p>수강료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2</text:p>
          </table:table-cell>
          <table:table-cell office:value-type="string">
            <text:p>등록일</text:p>
          </table:table-cell>
          <table:table-cell office:value-type="string">
            <text:p>c_regdate</text:p>
          </table:table-cell>
          <table:table-cell office:value-type="string">
            <text:p>등록일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/>
          <table:table-cell office:value-type="string" table:number-columns-spanned="1" table:number-rows-spanned="3">
            <text:p>내가 찜한 강의</text:p>
          </table:table-cell>
          <table:table-cell office:value-type="string">
            <text:p>DTA043</text:p>
          </table:table-cell>
          <table:table-cell office:value-type="string">
            <text:p>찜번호</text:p>
          </table:table-cell>
          <table:table-cell office:value-type="string">
            <text:p>my_num</text:p>
          </table:table-cell>
          <table:table-cell office:value-type="string">
            <text:p>찜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4</text:p>
          </table:table-cell>
          <table:table-cell office:value-type="string">
            <text:p>강의번호</text:p>
          </table:table-cell>
          <table:table-cell office:value-type="string">
            <text:p>c_num</text:p>
          </table:table-cell>
          <table:table-cell office:value-type="string">
            <text:p>강의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5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4">
            <text:p>수강신청완료</text:p>
          </table:table-cell>
          <table:table-cell office:value-type="string">
            <text:p>DTA046</text:p>
          </table:table-cell>
          <table:table-cell office:value-type="string">
            <text:p>찜번호</text:p>
          </table:table-cell>
          <table:table-cell office:value-type="string">
            <text:p>my_num</text:p>
          </table:table-cell>
          <table:table-cell office:value-type="string">
            <text:p>찜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7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8</text:p>
          </table:table-cell>
          <table:table-cell office:value-type="string">
            <text:p>강의번호</text:p>
          </table:table-cell>
          <table:table-cell office:value-type="string">
            <text:p>c_num</text:p>
          </table:table-cell>
          <table:table-cell office:value-type="string">
            <text:p>강의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49</text:p>
          </table:table-cell>
          <table:table-cell office:value-type="string">
            <text:p>최종가격</text:p>
          </table:table-cell>
          <table:table-cell office:value-type="string">
            <text:p>total_price</text:p>
          </table:table-cell>
          <table:table-cell office:value-type="string">
            <text:p>최종가격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 table:number-columns-spanned="1" table:number-rows-spanned="4">
            <text:p>추천</text:p>
          </table:table-cell>
          <table:table-cell office:value-type="string" table:number-columns-spanned="1" table:number-rows-spanned="2">
            <text:p>학원_좋아요</text:p>
          </table:table-cell>
          <table:table-cell office:value-type="string">
            <text:p>DTA050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51</text:p>
          </table:table-cell>
          <table:table-cell office:value-type="string">
            <text:p>학원번호</text:p>
          </table:table-cell>
          <table:table-cell office:value-type="string">
            <text:p>a_num</text:p>
          </table:table-cell>
          <table:table-cell office:value-type="string">
            <text:p>학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2">
            <text:p>강사_좋아요</text:p>
          </table:table-cell>
          <table:table-cell office:value-type="string">
            <text:p>DTA052</text:p>
          </table:table-cell>
          <table:table-cell office:value-type="string">
            <text:p>강사번호</text:p>
          </table:table-cell>
          <table:table-cell office:value-type="string">
            <text:p>t_num</text:p>
          </table:table-cell>
          <table:table-cell office:value-type="string">
            <text:p>강사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53</text:p>
          </table:table-cell>
          <table:table-cell office:value-type="string">
            <text:p>학원번호</text:p>
          </table:table-cell>
          <table:table-cell office:value-type="string">
            <text:p>a_num</text:p>
          </table:table-cell>
          <table:table-cell office:value-type="string">
            <text:p>학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 table:number-columns-spanned="1" table:number-rows-spanned="23">
            <text:p>게시판</text:p>
          </table:table-cell>
          <table:table-cell office:value-type="string" table:number-columns-spanned="1" table:number-rows-spanned="7">
            <text:p>스터디그룹게시판</text:p>
          </table:table-cell>
          <table:table-cell office:value-type="string">
            <text:p>DTA054</text:p>
          </table:table-cell>
          <table:table-cell office:value-type="string">
            <text:p>스터디글번호</text:p>
          </table:table-cell>
          <table:table-cell office:value-type="string">
            <text:p>sb_num</text:p>
          </table:table-cell>
          <table:table-cell office:value-type="string">
            <text:p>스터디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table-cell office:value-type="string" table:number-columns-spanned="1" table:number-rows-spanned="23">
            <text:p>김재근</text:p>
          </table:table-cell>
        </table:table-row>
        <table:table-row table:style-name="ro1">
          <table:covered-table-cell table:number-columns-repeated="2"/>
          <table:table-cell office:value-type="string">
            <text:p>DTA055</text:p>
          </table:table-cell>
          <table:table-cell office:value-type="string">
            <text:p>제목</text:p>
          </table:table-cell>
          <table:table-cell office:value-type="string">
            <text:p>sb_title</text:p>
          </table:table-cell>
          <table:table-cell office:value-type="string">
            <text:p>제목</text:p>
          </table:table-cell>
          <table:table-cell office:value-type="string">
            <text:p>varchar2</text:p>
          </table:table-cell>
          <table:table-cell office:value-type="float" office:value="80">
            <text:p>8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56</text:p>
          </table:table-cell>
          <table:table-cell office:value-type="string">
            <text:p>내용</text:p>
          </table:table-cell>
          <table:table-cell office:value-type="string">
            <text:p>sb_content</text:p>
          </table:table-cell>
          <table:table-cell office:value-type="string">
            <text:p>내용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57</text:p>
          </table:table-cell>
          <table:table-cell office:value-type="string">
            <text:p>조회수</text:p>
          </table:table-cell>
          <table:table-cell office:value-type="string">
            <text:p>sb_hit</text:p>
          </table:table-cell>
          <table:table-cell office:value-type="string">
            <text:p>조회수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58</text:p>
          </table:table-cell>
          <table:table-cell office:value-type="string">
            <text:p>모집인원</text:p>
          </table:table-cell>
          <table:table-cell office:value-type="string">
            <text:p>sb_count</text:p>
          </table:table-cell>
          <table:table-cell office:value-type="string">
            <text:p>모집인원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59</text:p>
          </table:table-cell>
          <table:table-cell office:value-type="string">
            <text:p>작성날짜</text:p>
          </table:table-cell>
          <table:table-cell office:value-type="string">
            <text:p>sb_date</text:p>
          </table:table-cell>
          <table:table-cell office:value-type="string">
            <text:p>작성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60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5">
            <text:p>스터디 댓글</text:p>
          </table:table-cell>
          <table:table-cell office:value-type="string">
            <text:p>DTA061</text:p>
          </table:table-cell>
          <table:table-cell office:value-type="string">
            <text:p>댓글번호</text:p>
          </table:table-cell>
          <table:table-cell office:value-type="string">
            <text:p>sc_num</text:p>
          </table:table-cell>
          <table:table-cell office:value-type="string">
            <text:p>댓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62</text:p>
          </table:table-cell>
          <table:table-cell office:value-type="string">
            <text:p>스터디글번호</text:p>
          </table:table-cell>
          <table:table-cell office:value-type="string">
            <text:p>sb_num</text:p>
          </table:table-cell>
          <table:table-cell office:value-type="string">
            <text:p>스터디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63</text:p>
          </table:table-cell>
          <table:table-cell office:value-type="string">
            <text:p>댓글내용</text:p>
          </table:table-cell>
          <table:table-cell office:value-type="string">
            <text:p>sc_content</text:p>
          </table:table-cell>
          <table:table-cell office:value-type="string">
            <text:p>댓글내용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64</text:p>
          </table:table-cell>
          <table:table-cell office:value-type="string">
            <text:p>댓글날짜</text:p>
          </table:table-cell>
          <table:table-cell office:value-type="string">
            <text:p>sc_regdate</text:p>
          </table:table-cell>
          <table:table-cell office:value-type="string">
            <text:p>댓글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65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6">
            <text:p>정보교류게시판</text:p>
          </table:table-cell>
          <table:table-cell office:value-type="string">
            <text:p>DTA066</text:p>
          </table:table-cell>
          <table:table-cell office:value-type="string">
            <text:p>글번호</text:p>
          </table:table-cell>
          <table:table-cell office:value-type="string">
            <text:p>ib_num</text:p>
          </table:table-cell>
          <table:table-cell office:value-type="string">
            <text:p>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67</text:p>
          </table:table-cell>
          <table:table-cell office:value-type="string">
            <text:p>제목</text:p>
          </table:table-cell>
          <table:table-cell office:value-type="string">
            <text:p>ib_title</text:p>
          </table:table-cell>
          <table:table-cell office:value-type="string">
            <text:p>제목</text:p>
          </table:table-cell>
          <table:table-cell office:value-type="string">
            <text:p>varchar2</text:p>
          </table:table-cell>
          <table:table-cell office:value-type="float" office:value="80">
            <text:p>8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68</text:p>
          </table:table-cell>
          <table:table-cell office:value-type="string">
            <text:p>내용</text:p>
          </table:table-cell>
          <table:table-cell office:value-type="string">
            <text:p>ib_content</text:p>
          </table:table-cell>
          <table:table-cell office:value-type="string">
            <text:p>내용</text:p>
          </table:table-cell>
          <table:table-cell office:value-type="string">
            <text:p>clob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69</text:p>
          </table:table-cell>
          <table:table-cell office:value-type="string">
            <text:p>조회수</text:p>
          </table:table-cell>
          <table:table-cell office:value-type="string">
            <text:p>ib_hit</text:p>
          </table:table-cell>
          <table:table-cell office:value-type="string">
            <text:p>조회수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70</text:p>
          </table:table-cell>
          <table:table-cell office:value-type="string">
            <text:p>작성날짜</text:p>
          </table:table-cell>
          <table:table-cell office:value-type="string">
            <text:p>ib_date</text:p>
          </table:table-cell>
          <table:table-cell office:value-type="string">
            <text:p>작성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71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/>
          <table:table-cell office:value-type="string" table:number-columns-spanned="1" table:number-rows-spanned="5">
            <text:p>정보교류 댓글</text:p>
          </table:table-cell>
          <table:table-cell office:value-type="string">
            <text:p>DTA072</text:p>
          </table:table-cell>
          <table:table-cell office:value-type="string">
            <text:p>댓글번호</text:p>
          </table:table-cell>
          <table:table-cell office:value-type="string">
            <text:p>if_num</text:p>
          </table:table-cell>
          <table:table-cell office:value-type="string">
            <text:p>댓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73</text:p>
          </table:table-cell>
          <table:table-cell office:value-type="string">
            <text:p>글번호</text:p>
          </table:table-cell>
          <table:table-cell office:value-type="string">
            <text:p>ib_num</text:p>
          </table:table-cell>
          <table:table-cell office:value-type="string">
            <text:p>글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74</text:p>
          </table:table-cell>
          <table:table-cell office:value-type="string">
            <text:p>댓글내용</text:p>
          </table:table-cell>
          <table:table-cell office:value-type="string">
            <text:p>ic_content</text:p>
          </table:table-cell>
          <table:table-cell office:value-type="string">
            <text:p>댓글내용</text:p>
          </table:table-cell>
          <table:table-cell office:value-type="string">
            <text:p>varchar2</text:p>
          </table:table-cell>
          <table:table-cell office:value-type="float" office:value="300">
            <text:p>300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DTA075</text:p>
          </table:table-cell>
          <table:table-cell office:value-type="string">
            <text:p>댓글날짜</text:p>
          </table:table-cell>
          <table:table-cell office:value-type="string">
            <text:p>ic_regdate</text:p>
          </table:table-cell>
          <table:table-cell office:value-type="string">
            <text:p>댓글날짜</text:p>
          </table:table-cell>
          <table:table-cell office:value-type="string">
            <text:p>date</text:p>
          </table:table-cell>
          <table:table-cell/>
          <table:covered-table-cell/>
        </table:table-row>
        <table:table-row table:style-name="ro1">
          <table:covered-table-cell table:number-columns-repeated="2"/>
          <table:table-cell office:value-type="string">
            <text:p>DTA076</text:p>
          </table:table-cell>
          <table:table-cell office:value-type="string">
            <text:p>회원번호</text:p>
          </table:table-cell>
          <table:table-cell office:value-type="string">
            <text:p>m_num</text:p>
          </table:table-cell>
          <table:table-cell office:value-type="string">
            <text:p>회원번호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covered-table-cell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date-style style:name="N147">
      <number:year/>
      <number:text>-</number:text>
      <number:month number:style="long"/>
      <number:text>-</number:text>
      <number:day number:style="long"/>
    </number:date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2018-03-08</text:date>, <text:time>14:51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04:25.12</meta:creation-date>
    <dc:date>2018-03-08T14:51:39.33</dc:date>
    <meta:editing-duration>PT1H58M29S</meta:editing-duration>
    <meta:editing-cycles>4</meta:editing-cycles>
    <meta:generator>OpenOffice/4.1.3$Win32 OpenOffice.org_project/413m1$Build-9783</meta:generator>
    <meta:document-statistic meta:table-count="3" meta:cell-count="473" meta:object-count="0"/>
  </office:meta>
</office:document-meta>
</file>